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7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table:formula="of:= 24" office:value-type="float" office:value="24" calcext:value-type="float">
            <text:p>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5450" calcext:value-type="float">
            <text:p>15450</text:p>
          </table:table-cell>
          <table:table-cell table:style-name="ce7" table:formula="of:=-[.C2]*[.B2]" office:value-type="float" office:value="-30.17578125" calcext:value-type="float">
            <text:p>-30.17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table:style-name="ce8" office:value-type="float" office:value="6200" calcext:value-type="float">
            <text:p>6200</text:p>
          </table:table-cell>
          <table:table-cell table:style-name="ce7" table:formula="of:=-[.C3]*[.B3]" office:value-type="float" office:value="-96.875" calcext:value-type="float">
            <text:p>-9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table:formula="of:=9/512" office:value-type="float" office:value="0.017578125" calcext:value-type="float">
            <text:p>0.017578125</text:p>
          </table:table-cell>
          <table:table-cell office:value-type="float" office:value="5850" calcext:value-type="float">
            <text:p>5850</text:p>
          </table:table-cell>
          <table:table-cell table:style-name="ce7" table:formula="of:=-[.C4]*[.B4]" office:value-type="float" office:value="-102.83203125" calcext:value-type="float">
            <text:p>-102.83203125</text:p>
          </table:table-cell>
          <table:table-cell table:style-name="ce7" office:value-type="string" calcext:value-type="string">
            <text:p>House edge </text:p>
          </table:table-cell>
          <table:table-cell table:style-name="ce7" table:formula="of:=(SUM([.D2:.D7]))/[.A9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table:formula="of:=25/512" office:value-type="float" office:value="0.048828125" calcext:value-type="float">
            <text:p>0.048828125</text:p>
          </table:table-cell>
          <table:table-cell office:value-type="float" office:value="4500" calcext:value-type="float">
            <text:p>4500</text:p>
          </table:table-cell>
          <table:table-cell table:style-name="ce7" table:formula="of:=-[.C5]*[.B5]" office:value-type="float" office:value="-219.7265625" calcext:value-type="float">
            <text:p>-219.7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3500" calcext:value-type="float">
            <text:p>3500</text:p>
          </table:table-cell>
          <table:table-cell table:style-name="ce7" table:formula="of:=-[.C6]*[.B6]" office:value-type="float" office:value="-246.09375" calcext:value-type="float">
            <text:p>-246.09375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45703125" calcext:value-type="float">
            <text:p>0.845703125</text:p>
          </table:table-cell>
          <table:table-cell office:value-type="float" office:value="-1000" calcext:value-type="float">
            <text:p>-1000</text:p>
          </table:table-cell>
          <table:table-cell table:style-name="ce7" table:formula="of:=-[.C7]*[.B7]" office:value-type="float" office:value="845.703125" calcext:value-type="float">
            <text:p>845.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l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7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" calcext:value-type="float">
            <text:p>1000</text:p>
          </table:table-cell>
          <table:table-cell table:style-name="ce7" table:formula="of:=-[.C13]*[.B13]" office:value-type="float" office:value="-1.953125" calcext:value-type="float">
            <text:p>-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" calcext:value-type="float">
            <text:p>750</text:p>
          </table:table-cell>
          <table:table-cell table:style-name="ce7" table:formula="of:=-[.C14]*[.B14]" office:value-type="float" office:value="-11.71875" calcext:value-type="float">
            <text:p>-11.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" calcext:value-type="float">
            <text:p>650</text:p>
          </table:table-cell>
          <table:table-cell table:style-name="ce7" table:formula="of:=-[.C15]*[.B15]" office:value-type="float" office:value="-43.1640625" calcext:value-type="float">
            <text:p>-43.1640625</text:p>
          </table:table-cell>
          <table:table-cell/>
          <table:table-cell table:style-name="ce7"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" calcext:value-type="float">
            <text:p>700</text:p>
          </table:table-cell>
          <table:table-cell table:style-name="ce7" table:formula="of:=-[.C16]*[.B16]" office:value-type="float" office:value="-49.21875" calcext:value-type="float">
            <text:p>-49.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" calcext:value-type="float">
            <text:p>650</text:p>
          </table:table-cell>
          <table:table-cell table:style-name="ce7" table:formula="of:=-[.C17]*[.B17]" office:value-type="float" office:value="-60.9375" calcext:value-type="float">
            <text:p>-6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" calcext:value-type="float">
            <text:p>-100</text:p>
          </table:table-cell>
          <table:table-cell table:style-name="ce7" table:formula="of:=-[.C18]*[.B18]" office:value-type="float" office:value="75.1953125" calcext:value-type="float">
            <text:p>75.1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Experimental Probabilitie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oney Made /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" calcext:value-type="float">
            <text:p>10000000</text:p>
          </table:table-cell>
          <table:table-cell table:style-name="ce9" table:formula="of:=[.B24]/[.$B$24]*100%" office:value-type="percentage" office:value="1" calcext:value-type="percentage">
            <text:p>100.00%</text:p>
          </table:table-cell>
          <table:table-cell office:value-type="string" calcext:value-type="string">
            <text:p>1254738346 (total profit for Casino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412" calcext:value-type="float">
            <text:p>19412</text:p>
          </table:table-cell>
          <table:table-cell table:style-name="ce9" table:formula="of:=[.B25]/[.$B$24]*100%" office:value-type="percentage" office:value="0.0019412" calcext:value-type="percentage">
            <text:p>0.19%</text:p>
          </table:table-cell>
          <table:table-cell table:formula="of:=-[.B25]*[.$C$2]/[.$B$24]" office:value-type="float" office:value="-29.99154" calcext:value-type="float">
            <text:p>-29.9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872" calcext:value-type="float">
            <text:p>155872</text:p>
          </table:table-cell>
          <table:table-cell table:style-name="ce9" table:formula="of:=[.B26]/[.$B$24]*100%" office:value-type="percentage" office:value="0.0155872" calcext:value-type="percentage">
            <text:p>1.56%</text:p>
          </table:table-cell>
          <table:table-cell table:formula="of:=-[.B26]*[.$C$3]/[.$B$24]" office:value-type="float" office:value="-96.64064" calcext:value-type="float">
            <text:p>-96.6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office:value-type="float" office:value="176039" calcext:value-type="float">
            <text:p>176039</text:p>
          </table:table-cell>
          <table:table-cell table:style-name="ce9" table:formula="of:=[.B27]/[.$B$24]*100%" office:value-type="percentage" office:value="0.0176039" calcext:value-type="percentage">
            <text:p>1.76%</text:p>
          </table:table-cell>
          <table:table-cell table:formula="of:=-[.B27]*[.$C$4]/[.$B$24]" office:value-type="float" office:value="-102.982815" calcext:value-type="float">
            <text:p>-102.982815</text:p>
          </table:table-cell>
          <table:table-cell office:value-type="string" calcext:value-type="string">
            <text:p>House edge </text:p>
          </table:table-cell>
          <table:table-cell table:formula="of:=SUM([.D25:.D30])/[.A9]*100" office:value-type="float" office:value="14.9776255" calcext:value-type="float">
            <text:p>14.977625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office:value-type="float" office:value="488501" calcext:value-type="float">
            <text:p>488501</text:p>
          </table:table-cell>
          <table:table-cell table:style-name="ce9" table:formula="of:=[.B28]/[.$B$24]*100%" office:value-type="percentage" office:value="0.0488501" calcext:value-type="percentage">
            <text:p>4.89%</text:p>
          </table:table-cell>
          <table:table-cell table:formula="of:=-[.B28]*[.$C$5]/[.$B$24]" office:value-type="float" office:value="-219.82545" calcext:value-type="float">
            <text:p>-219.8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4002" calcext:value-type="float">
            <text:p>704002</text:p>
          </table:table-cell>
          <table:table-cell table:style-name="ce9" table:formula="of:=[.B29]/[.$B$24]*100%" office:value-type="percentage" office:value="0.0704002" calcext:value-type="percentage">
            <text:p>7.04%</text:p>
          </table:table-cell>
          <table:table-cell table:formula="of:=-[.B29]*[.$C$6]/[.$B$24]" office:value-type="float" office:value="-246.4007" calcext:value-type="float">
            <text:p>-246.4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[.$B$24]-SUM([.$B$25:.$B$29])" office:value-type="float" office:value="8456174" calcext:value-type="float">
            <text:p>8456174</text:p>
          </table:table-cell>
          <table:table-cell table:style-name="ce9" table:formula="of:=[.$B$30]/[.B$24]*100%" office:value-type="percentage" office:value="0.8456174" calcext:value-type="percentage">
            <text:p>84.56%</text:p>
          </table:table-cell>
          <table:table-cell table:formula="of:=-[.C7]*[.B30]/[.B24]" office:value-type="float" office:value="845.6174" calcext:value-type="float">
            <text:p>845.617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4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09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 number:style="long"/>
      <number:text>/</number:text>
      <number:year number:style="long"/>
    </number:dat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time-style style:name="N111">
      <number:hours/>
      <number:text>:</number:text>
      <number:minutes number:style="long"/>
    </number:time-style>
    <number:time-style style:name="N124">
      <number:minutes number:style="long"/>
      <number:text>:</number:text>
      <number:seconds number:style="long"/>
    </number:time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time-style style:name="N112">
      <number:hours/>
      <number:text>:</number:text>
      <number:minutes number:style="long"/>
      <number:text>:</number:text>
      <number:seconds number:style="long"/>
    </number:time-style>
    <number:date-style style:name="N113">
      <number:month number:textual="true"/>
      <number:text>-</number:text>
      <number:year/>
    </number:dat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day/>
      <number:text>-</number:text>
      <number:month number:textual="true"/>
    </number:date-style>
    <number:time-style style:name="N116">
      <number:minutes number:style="long"/>
      <number:text>:</number:text>
      <number:seconds number:style="long" number:decimal-places="1"/>
    </number:time-style>
    <number:date-style style:name="N117">
      <number:day/>
      <number:text>-</number:text>
      <number:month number:textual="true"/>
      <number:text>-</number:text>
      <number:year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1:49:10.792263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1:31:02.801234667</meta:creation-date>
    <dc:date>2022-03-07T11:50:48.849394266</dc:date>
    <meta:editing-duration>PT2H1M46S</meta:editing-duration>
    <meta:editing-cycles>14</meta:editing-cycles>
    <meta:generator>LibreOffice/7.3.0.3$Linux_X86_64 LibreOffice_project/30$Build-3</meta:generator>
    <meta:document-statistic meta:table-count="1" meta:cell-count="99" meta:object-count="0"/>
  </office:meta>
</office:document-meta>
</file>